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2.314cm" table:align="left"/>
    </style:style>
    <style:style style:name="Tabla3.A" style:family="table-column">
      <style:table-column-properties style:column-width="2.314cm"/>
    </style:style>
    <style:style style:name="Tabla3.A1" style:family="table-cell">
      <style:table-cell-properties style:vertical-align="middle"/>
    </style:style>
    <style:style style:name="Tabla4" style:family="table">
      <style:table-properties style:width="2.155cm" table:align="left"/>
    </style:style>
    <style:style style:name="Tabla4.A" style:family="table-column">
      <style:table-column-properties style:column-width="2.155cm"/>
    </style:style>
    <style:style style:name="Tabla4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 style:list-style-name="L2">
      <style:paragraph-properties fo:margin-left="-2.501cm" fo:margin-right="0cm" fo:margin-top="0cm" fo:margin-bottom="0.499cm" fo:text-indent="0cm" style:auto-text-indent="false">
        <style:tab-stops>
          <style:tab-stop style:position="1.508cm"/>
          <style:tab-stop style:position="2.408cm"/>
        </style:tab-stops>
      </style:paragraph-properties>
    </style:style>
    <style:style style:name="P4" style:family="paragraph" style:parent-style-name="Text_20_body" style:list-style-name="L1">
      <style:text-properties fo:color="#222222" style:font-name="arial" fo:font-size="9.75pt"/>
    </style:style>
    <style:style style:name="T1" style:family="text">
      <style:text-properties fo:font-weight="bold"/>
    </style:style>
    <style:style style:name="T2" style:family="text">
      <style:text-properties fo:color="#222222"/>
    </style:style>
    <style:style style:name="T3" style:family="text">
      <style:text-properties fo:color="#222222" fo:font-weight="bold"/>
    </style:style>
    <style:style style:name="T4" style:family="text">
      <style:text-properties fo:color="#222222" fo:font-weight="bold" style:font-weight-asian="bold" style:font-weight-complex="bold"/>
    </style:style>
    <style:style style:name="T5" style:family="text">
      <style:text-properties fo:color="#222222" fo:font-style="italic" fo:font-weight="bold"/>
    </style:style>
    <style:style style:name="T6" style:family="text">
      <style:text-properties fo:color="#666666" fo:background-color="transparent"/>
    </style:style>
    <style:style style:name="T7" style:family="text">
      <style:text-properties fo:color="#666666" fo:font-size="12pt" fo:font-weight="bold" fo:background-color="transparent"/>
    </style:style>
    <style:style style:name="T8" style:family="text">
      <style:text-properties fo:color="#666666" fo:font-size="12pt" fo:font-style="italic" fo:font-weight="bold" fo:background-color="transparent"/>
    </style:style>
    <style:style style:name="T9" style:family="text">
      <style:text-properties fo:color="#666666" fo:font-size="12pt" style:text-underline-style="solid" style:text-underline-width="auto" style:text-underline-color="font-color" fo:font-weight="bold" fo:background-color="transparen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Espero que subáis vuestras propuestas <text:span text:style-name="T1">antes del 24 de Enero</text:span>.</text:p>
      <text:p text:style-name="Standard"/>
      <text:p text:style-name="Standard">Después de valorar positivamente vuestra propuesta os indicaré en clase de tutoría quién será vuestro <text:span text:style-name="T1">tutor/a individual</text:span> del proyecto.</text:p>
      <text:p text:style-name="Standard"/>
      <text:p text:style-name="Standard"/>
      <text:list xml:id="list20067033101" text:style-name="L1">
        <text:list-item>
          <text:p text:style-name="P2"><text:span text:style-name="T2">Las propuestas de PROYECTOS entregadas, se valorará por el grupo de <text:s/>profesores de 2º de DAM y se comunicará por mail y en el </text:span><text:span text:style-name="T3">tablón de anuncios del instituto</text:span><text:span text:style-name="T2"> SI ES ACEPTADA. </text:span></text:p>
        </text:list-item>
        <text:list-item>
          <text:p text:style-name="P2"><text:s/>Por tanto, los profesores valoraremos las propuestas entre 24 y 31 de Enero <text:s/>y os haremos saber los tutores individuales.</text:p>
        </text:list-item>
        <text:list-item>
          <text:p text:style-name="P2"><text:span text:style-name="T2">Si vuestra propuesta </text:span><text:span text:style-name="T4">NO</text:span><text:span text:style-name="T2"> es considerada correcta os lo comunicaré por escrito a esta dirección de correo y ( junto con el tutor individual) hablaremos con cada alumno dando las indicaciones oportunas para la corrección en un plazo máximo de 15 días. </text:span></text:p>
        </text:list-item>
        <text:list-item>
          <text:p text:style-name="P2"><text:span text:style-name="T2">A partir de 15 días desde esta valoración y transcurridas todas las convocatorias individuales, empezará la </text:span><text:span text:style-name="T5">fase de desarrollo una vez que os hayáis incorporación a las FCT's</text:span><text:span text:style-name="T2">.</text:span> </text:p>
          <text:p text:style-name="P4"/>
        </text:list-item>
      </text:list>
      <text:p text:style-name="P1">El equipo educativo de 2ºDAM, ha considerado que presentación de vuestra propuesta de proyecto debe cumplir las suguiente especificaciones:</text:p>
      <text:p text:style-name="P1">Especificaciones en la presentación de propuesta de proyecto </text:p>
      <text:list xml:id="list1542736949" text:style-name="L2">
        <text:list-item>
          <text:list>
            <text:list-item>
              <text:list>
                <text:list-item>
                  <text:p text:style-name="P3"><text:span text:style-name="T7">Entregar un archivo en formato .PDF que incluya vuestro nombre en el nombre del archivo. Por ejemplo:  </text:span><text:span text:style-name="T8">Proyecto_propuesta_MariaHuerta.pdf</text:span><text:span text:style-name="T7">.</text:span></text:p>
                </text:list-item>
                <text:list-item>
                  <text:p text:style-name="P3">Máximo 3 páginas y mínimo 1.</text:p>
                </text:list-item>
                <text:list-item>
                  <text:p text:style-name="P3">El guión de la propuesta debe incluir los siguientes apartados:</text:p>
                  <text:list>
                    <text:list-item>
                      <text:p text:style-name="P3">Datos Personales: Nombre, Apellidos, DNI.</text:p>
                    </text:list-item>
                    <text:list-item>
                      <text:p text:style-name="P3">Titulo: con la idea central del proyecto</text:p>
                    </text:list-item>
                    <text:list-item>
                      <text:p text:style-name="P3">Descripción de la propuesta: Con un enunciado amplio para poder concretar su dirección cuando tengáis más trabajado al alcance de vuestra aplicación.</text:p>
                    </text:list-item>
                    <text:list-item>
                      <text:p text:style-name="P3">Entorno de aplicación y su ámbito de implantación.</text:p>
                    </text:list-item>
                    <text:list-item>
                      <text:p text:style-name="P3">Recursos necesarios y material que necesitaréis</text:p>
                    </text:list-item>
                    <text:list-item>
                      <text:p text:style-name="P3">Tiempo de realización. IMPORTANTE para que podáis acotar realmente el problema a tratar.</text:p>
                    </text:list-item>
                  </text:list>
                  <text:p text:style-name="P3"><text:span text:style-name="T7"/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1"><text:bookmark text:name=":1g01"/></text:p>
                </table:table-cell>
              </table:table-row>
            </table:table>
            <text:p text:style-name="P1"/>
          </table:table-cell>
        </table:table-row>
      </table:table>
      <text:section text:style-name="Sect1" text:name="Sección1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2-10-04T13:56:38</meta:creation-date>
    <dc:date>2014-01-15T12:11:05</dc:date>
    <dc:creator>Chema Parra</dc:creator>
    <meta:editing-duration>PT00H42M44S</meta:editing-duration>
    <meta:editing-cycles>5</meta:editing-cycles>
    <meta:generator>LibreOffice/3.5$Linux_x86 LibreOffice_project/350m1$Build-2</meta:generator>
    <meta:document-statistic meta:table-count="2" meta:image-count="0" meta:object-count="0" meta:page-count="1" meta:paragraph-count="17" meta:word-count="286" meta:character-count="1782" meta:non-whitespace-character-count="1518"/>
    <meta:user-defined meta:name="Información 1"/>
    <meta:user-defined meta:name="Información 2"/>
    <meta:user-defined meta:name="Información 3"/>
    <meta:user-defined meta:name="Información 4"/>
  </office:meta>
</office:document-meta>
</file>